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 Medium1" svg:font-family="'Noto Sans CJK JP Medium'" style:font-adornments="Regular" style:font-family-generic="swiss" style:font-pitch="variable"/>
    <style:font-face style:name="Arial5" svg:font-family="Arial" style:font-family-generic="system" style:font-pitch="variable"/>
    <style:font-face style:name="Arial4" svg:font-family="Arial" style:font-adornments="Regula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7.755cm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0.578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464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863cm"/>
      <style:paragraph-properties style:writing-mode="lr-tb"/>
    </style:style>
    <style:style style:name="gr7" style:family="graphic" style:parent-style-name="objectwithoutfill">
      <style:graphic-properties draw:marker-end="Arrowheads_20_12" draw:marker-end-width="0.3cm" draw:fill="none" draw:textarea-vertical-align="middle"/>
    </style:style>
    <style:style style:name="gr8" style:family="graphic" style:parent-style-name="objectwithoutfill">
      <style:graphic-properties draw:marker-end="Arrowheads_20_13" draw:marker-end-width="0.3cm" draw:fill="none" draw:textarea-vertical-align="middle"/>
    </style:style>
    <style:style style:name="gr9" style:family="graphic" style:parent-style-name="objectwithoutfill">
      <style:graphic-properties draw:marker-end="Arrowheads_20_14" draw:marker-end-width="0.3cm" draw:fill="none" draw:textarea-vertical-align="middle"/>
    </style:style>
    <style:style style:name="gr10" style:family="graphic" style:parent-style-name="objectwithoutfill">
      <style:graphic-properties draw:marker-end="Arrowheads_20_1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18cm"/>
      <style:paragraph-properties style:writing-mode="lr-tb"/>
    </style:style>
    <style:style style:name="gr15" style:family="graphic" style:parent-style-name="objectwithoutfill">
      <style:graphic-properties draw:marker-end="Arrowheads_20_23" draw:marker-end-width="0.3cm" draw:fill="none" draw:textarea-vertical-align="middle"/>
    </style:style>
    <style:style style:name="gr16" style:family="graphic" style:parent-style-name="objectwithoutfill">
      <style:graphic-properties draw:marker-end="Arrowheads_20_24" draw:marker-end-width="0.3cm" draw:fill="none" draw:textarea-vertical-align="middle"/>
    </style:style>
    <style:style style:name="gr17" style:family="graphic" style:parent-style-name="objectwithoutfill">
      <style:graphic-properties draw:marker-end="Arrowheads_20_25" draw:marker-end-width="0.3cm" draw:fill="none" draw:textarea-vertical-align="middle"/>
    </style:style>
    <style:style style:name="gr18" style:family="graphic" style:parent-style-name="objectwithoutfill">
      <style:graphic-properties draw:marker-end="Arrowheads_20_26" draw:marker-end-width="0.3cm" draw:fill="none" draw:textarea-vertical-align="middle"/>
    </style:style>
    <style:style style:name="gr19" style:family="graphic" style:parent-style-name="objectwithoutfill">
      <style:graphic-properties draw:marker-end="Arrowheads_20_27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  <style:paragraph-properties style:writing-mode="lr-tb"/>
    </style:style>
    <style:style style:name="gr21" style:family="graphic" style:parent-style-name="objectwithoutfill">
      <style:graphic-properties draw:marker-end="Arrowheads_20_28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008cm" fo:min-width="0.758cm"/>
      <style:paragraph-properties style:writing-mode="lr-tb"/>
    </style:style>
    <style:style style:name="gr23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25" style:family="graphic" style:parent-style-name="objectwithoutfill">
      <style:graphic-properties draw:marker-end="Arrowheads_20_11" draw:marker-end-width="0.3cm" draw:fill="none" draw:textarea-vertical-align="middle"/>
    </style:style>
    <style:style style:name="gr26" style:family="graphic" style:parent-style-name="objectwithoutfill">
      <style:graphic-properties svg:stroke-color="#ff4000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51cm"/>
      <style:paragraph-properties style:writing-mode="lr-tb"/>
    </style:style>
    <style:style style:name="gr28" style:family="graphic" style:parent-style-name="objectwithoutfill">
      <style:graphic-properties draw:stroke="dash" draw:stroke-dash="Dash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6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2cm"/>
      <style:paragraph-properties style:writing-mode="lr-tb"/>
    </style:style>
    <style:style style:name="gr33" style:family="graphic" style:parent-style-name="objectwithoutfill">
      <style:graphic-properties draw:stroke="none" draw:fill="solid" draw:fill-color="#ffe994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45cm"/>
      <style:paragraph-properties style:writing-mode="lr-tb"/>
    </style:style>
    <style:style style:name="gr36" style:family="graphic" style:parent-style-name="objectwithoutfill">
      <style:graphic-properties draw:stroke="none" draw:stroke-dash="Long_20_Dash" svg:stroke-color="#ff4000" draw:fill="solid" draw:fill-color="#ffe994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4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5cm"/>
      <style:paragraph-properties style:writing-mode="lr-tb"/>
    </style:style>
    <style:style style:name="gr40" style:family="graphic" style:parent-style-name="objectwithoutfill">
      <style:graphic-properties draw:stroke="dash" draw:stroke-dash="Long_20_Dash" svg:stroke-color="#ff4000" draw:fill="solid" draw:fill-color="#ff8000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objectwithoutfill">
      <style:graphic-properties draw:stroke="dash" draw:stroke-dash="Long_20_Dash" svg:stroke-color="#ff8000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49cm"/>
      <style:paragraph-properties style:writing-mode="lr-tb"/>
    </style:style>
    <style:style style:name="gr45" style:family="graphic" style:parent-style-name="objectwithoutfill">
      <style:graphic-properties svg:stroke-color="#2a6099" draw:marker-start="Arrowheads_20_19" draw:marker-end="Arrowheads_20_22" draw:marker-end-width="0.3cm" draw:fill="none" draw:textarea-vertical-align="middle"/>
    </style:style>
    <style:style style:name="gr46" style:family="graphic" style:parent-style-name="objectwithoutfill">
      <style:graphic-properties svg:stroke-color="#ff4000" draw:marker-start="Arrowheads_20_19" draw:marker-end="Arrowheads_20_22" draw:marker-end-width="0.3cm" draw:fill="none" draw:textarea-vertical-align="middle"/>
    </style:style>
    <style:style style:name="gr47" style:family="graphic" style:parent-style-name="objectwithoutfill">
      <style:graphic-properties draw:marker-end="Arrowheads_20_16" draw:marker-end-width="0.3cm" draw:fill="none" draw:textarea-vertical-align="middle"/>
    </style:style>
    <style:style style:name="gr48" style:family="graphic" style:parent-style-name="objectwithoutfill">
      <style:graphic-properties draw:stroke="dash" draw:stroke-dash="Dot" svg:stroke-color="#2a6099" draw:fill="none" draw:textarea-vertical-align="middle"/>
    </style:style>
    <style:style style:name="gr49" style:family="graphic" style:parent-style-name="objectwithoutfill">
      <style:graphic-properties draw:stroke="dash" draw:stroke-dash="Dot" svg:stroke-color="#ff4000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4cm"/>
      <style:paragraph-properties style:writing-mode="lr-tb"/>
    </style:style>
    <style:style style:name="gr51" style:family="graphic" style:parent-style-name="standard">
      <style:graphic-properties draw:stroke="none" svg:stroke-color="#ff4000" draw:fill="none" draw:fill-color="#ffffff" draw:textarea-horizontal-align="left" draw:auto-grow-height="true" draw:auto-grow-width="true" fo:min-height="0.475cm" fo:min-width="0.34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0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.374cm"/>
      <style:paragraph-properties style:writing-mode="lr-tb"/>
    </style:style>
    <style:style style:name="gr54" style:family="graphic" style:parent-style-name="standard">
      <style:graphic-properties draw:stroke="none" svg:stroke-color="#ff4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4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7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  <style:paragraph-properties style:writing-mode="lr-tb"/>
    </style:style>
    <style:style style:name="gr58" style:family="graphic" style:parent-style-name="objectwithoutfill">
      <style:graphic-properties draw:stroke="dash" draw:stroke-dash="Long_20_Dash" svg:stroke-width="0cm" svg:stroke-color="#999999" draw:marker-start-width="0.263cm" draw:marker-end-width="0.263cm" draw:fill="none" draw:textarea-vertical-align="middle" fo:padding-top="0.113cm" fo:padding-bottom="0.113cm" fo:padding-left="0.238cm" fo:padding-right="0.238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Courier New" fo:font-weight="normal" style:font-name-asian="Noto Sans CJK JP Medium" style:font-weight-asian="normal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8" style:family="paragraph">
      <loext:graphic-properties draw:fill="none"/>
      <style:paragraph-properties fo:text-align="center" style:writing-mode="lr-tb"/>
      <style:text-properties fo:font-size="16pt" fo:text-shadow="none" style:font-size-asian="16pt" style:font-size-complex="26pt"/>
    </style:style>
    <style:style style:name="P9" style:family="paragraph">
      <loext:graphic-properties draw:fill="none"/>
      <style:paragraph-properties fo:text-align="center" style:writing-mode="lr-tb"/>
      <style:text-properties fo:font-size="16pt" style:font-size-asian="16pt" style:font-size-complex="26pt"/>
    </style:style>
    <style:style style:name="P10" style:family="paragraph">
      <loext:graphic-properties draw:fill="solid" draw:fill-color="#ffe994"/>
      <style:paragraph-properties fo:text-align="center"/>
    </style:style>
    <style:style style:name="P11" style:family="paragraph">
      <loext:graphic-properties draw:fill="solid" draw:fill-color="#ff8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ff4000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/>
      <style:paragraph-properties fo:text-align="center"/>
      <style:text-properties fo:color="#ff4000" loext:opacity="100%"/>
    </style:style>
    <style:style style:name="P14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15" style:family="paragraph">
      <loext:graphic-properties draw:fill="none" draw:fill-color="#ffffff"/>
      <style:paragraph-properties style:writing-mode="lr-tb"/>
      <style:text-properties fo:color="#ff4000" loext:opacity="100%"/>
    </style:style>
    <style:style style:name="T1" style:family="text">
      <style:text-properties style:font-name="Arial3" fo:font-weight="bold" style:font-name-asian="Noto Sans CJK JP Medium" style:font-weight-asian="bold" style:font-weight-complex="bold"/>
    </style:style>
    <style:style style:name="T2" style:family="text">
      <style:text-properties style:font-name="Arial3" fo:font-weight="normal" style:font-name-asian="Noto Sans CJK JP Medium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fo:font-size="16pt" fo:text-shadow="none" style:font-size-asian="16pt" style:font-size-complex="26pt"/>
    </style:style>
    <style:style style:name="T6" style:family="text">
      <style:text-properties fo:font-size="16pt" style:font-size-asian="16pt" style:font-size-complex="26pt"/>
    </style:style>
    <style:style style:name="T7" style:family="text">
      <style:text-properties style:text-position="-8% 58%"/>
    </style:style>
    <style:style style:name="T8" style:family="text">
      <style:text-properties fo:color="#ff4000" loext:opacity="100%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2a6099" loext:opacity="100%"/>
    </style:style>
    <style:style style:name="T10" style:family="text">
      <style:text-properties fo:color="#2a6099" loext:opacity="100%" style:text-position="-8% 58%"/>
    </style:style>
    <style:style style:name="T11" style:family="text">
      <style:text-properties fo:color="#ff4000" loext:opacity="100%"/>
    </style:style>
    <style:style style:name="T12" style:family="text">
      <style:text-properties fo:color="#ff4000" loext:opacity="100%" style:text-position="-8% 58%"/>
    </style:style>
    <style:style style:name="T13" style:family="text">
      <style:text-properties fo:color="#ff4000" loext:opacity="100%" style:text-position="0% 100%"/>
    </style:style>
    <style:style style:name="T14" style:family="text">
      <style:text-properties fo:color="#2a6099" loext:opacity="100%"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2.921cm" svg:x="6.334cm" svg:y="18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524cm" svg:height="1.524cm" svg:x="8.366cm" svg:y="4.683cm">
          <text:p text:style-name="P2">st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524cm" svg:height="1.524cm" svg:x="13.192cm" svg:y="4.683cm">
          <text:p text:style-name="P2">ha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draw:line-skew="0.626cm" svg:x1="13.954cm" svg:y1="6.207cm" svg:x2="9.128cm" svg:y2="6.207cm" draw:start-shape="id1" draw:start-glue-point="8" draw:end-shape="id2" draw:end-glue-point="8" svg:d="M13954 6207c0 1710-4826 1710-4826 0" svg:viewBox="0 0 4827 1284">
          <text:p/>
        </draw:connector>
        <draw:frame draw:style-name="gr4" draw:text-style-name="P4" draw:layer="layout" svg:width="8.964cm" svg:height="0.725cm" svg:x="7.53cm" svg:y="8.022cm">
          <draw:text-box>
            <text:p>if (lastTempo == tempo &amp;&amp; lastSync == sync)</text:p>
          </draw:text-box>
        </draw:frame>
        <draw:connector draw:style-name="gr5" draw:text-style-name="P3" draw:layer="layout" draw:type="curve" draw:line-skew="-0.628cm" svg:x1="9.128cm" svg:y1="4.683cm" svg:x2="13.954cm" svg:y2="4.683cm" draw:start-shape="id2" draw:start-glue-point="4" draw:end-shape="id1" draw:end-glue-point="4" svg:d="M9128 4683c0-1711 4826-1711 4826 0" svg:viewBox="0 0 4827 1284">
          <text:p/>
        </draw:connector>
        <draw:frame draw:style-name="gr6" draw:text-style-name="P4" draw:layer="layout" svg:width="8.363cm" svg:height="0.725cm" svg:x="7.731cm" svg:y="2.397cm">
          <draw:text-box>
            <text:p>if (lastTempo != tempo || lastSync != sync)</text:p>
          </draw:text-box>
        </draw:frame>
        <draw:custom-shape draw:style-name="gr2" draw:text-style-name="P2" xml:id="id3" draw:id="id3" draw:layer="layout" svg:width="1.524cm" svg:height="1.524cm" svg:x="8.483cm" svg:y="13.573cm">
          <text:p text:style-name="P2">st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524cm" svg:height="1.524cm" svg:x="12.293cm" svg:y="13.573cm">
          <text:p text:style-name="P2">dec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524cm" svg:height="1.524cm" svg:x="16.103cm" svg:y="13.573cm">
          <text:p text:style-name="P2">acc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0.007cm" svg:y1="14.335cm" svg:x2="12.293cm" svg:y2="14.335cm" draw:start-shape="id3" draw:start-glue-point="10" draw:end-shape="id4" draw:end-glue-point="6" svg:d="M10007 14335h2286" svg:viewBox="0 0 2287 1">
          <text:p/>
        </draw:connector>
        <draw:connector draw:style-name="gr8" draw:text-style-name="P3" draw:layer="layout" draw:type="curve" svg:x1="16.326cm" svg:y1="13.796cm" svg:x2="13.055cm" svg:y2="13.573cm" draw:start-shape="id5" draw:start-glue-point="5" draw:end-shape="id4" draw:end-glue-point="4" svg:d="M16326 13796c0-1104-3271-992-3271-223" svg:viewBox="0 0 3272 815">
          <text:p/>
        </draw:connector>
        <draw:connector draw:style-name="gr9" draw:text-style-name="P3" draw:layer="layout" draw:type="curve" draw:line-skew="1.073cm" svg:x1="16.865cm" svg:y1="15.097cm" svg:x2="9.245cm" svg:y2="15.097cm" draw:start-shape="id5" draw:start-glue-point="8" draw:end-shape="id3" draw:end-glue-point="8" svg:d="M16865 15097c0 2380-7620 2380-7620 0" svg:viewBox="0 0 7621 1786">
          <text:p/>
        </draw:connector>
        <draw:connector draw:style-name="gr10" draw:text-style-name="P3" draw:layer="layout" draw:type="curve" svg:x1="13.817cm" svg:y1="14.335cm" svg:x2="16.103cm" svg:y2="14.335cm" draw:start-shape="id4" draw:start-glue-point="10" draw:end-shape="id5" draw:end-glue-point="6" svg:d="M13817 14335h2286" svg:viewBox="0 0 2287 1">
          <text:p/>
        </draw:connector>
        <draw:frame draw:style-name="gr11" draw:text-style-name="P5" draw:layer="layout" svg:width="8.255cm" svg:height="2.794cm" svg:x="6.334cm" svg:y="18.145cm">
          <draw:text-box>
            <text:p><text:span text:style-name="T1">A</text:span><text:span text:style-name="T2">: Host starts playing.</text:span></text:p>
            <text:p><text:span text:style-name="T1">B</text:span><text:span text:style-name="T2">: Host stops playing.</text:span></text:p>
            <text:p><text:span text:style-name="T1">C</text:span><text:span text:style-name="T2">: (tempo != lastTempo)</text:span></text:p>
            <text:p><text:span text:style-name="T2"><text:s text:c="4"/></text:span><text:span text:style-name="T2">or (sync != lastSync)</text:span></text:p>
            <text:p><text:span text:style-name="T2"><text:s text:c="4"/></text:span><text:span text:style-name="T2">or (lastElapsedBeats != elapsedBeats)</text:span></text:p>
          </draw:text-box>
        </draw:frame>
        <draw:frame draw:style-name="gr12" draw:text-style-name="P6" draw:layer="layout" svg:width="0.807cm" svg:height="0.725cm" svg:x="10.642cm" svg:y="13.573cm">
          <draw:text-box>
            <text:p><text:span text:style-name="T3">C</text:span></text:p>
          </draw:text-box>
        </draw:frame>
        <draw:frame draw:style-name="gr12" draw:text-style-name="P6" draw:layer="layout" svg:width="0.807cm" svg:height="0.725cm" svg:x="14.335cm" svg:y="12.213cm">
          <draw:text-box>
            <text:p><text:span text:style-name="T3">C</text:span></text:p>
          </draw:text-box>
        </draw:frame>
        <draw:frame draw:style-name="gr13" draw:text-style-name="P4" draw:layer="layout" svg:width="1.937cm" svg:height="0.725cm" svg:x="13.912cm" svg:y="13.61cm">
          <draw:text-box>
            <text:p text:style-name="P7"><text:span text:style-name="T2">n &gt;= m </text:span></text:p>
          </draw:text-box>
        </draw:frame>
        <draw:frame draw:style-name="gr14" draw:text-style-name="P4" draw:layer="layout" svg:width="1.818cm" svg:height="0.725cm" svg:x="12.293cm" svg:y="16.95cm">
          <draw:text-box>
            <text:p>n &gt;= <text:span text:style-name="T4">m</text:span></text:p>
          </draw:text-box>
        </draw:frame>
        <draw:custom-shape draw:style-name="gr2" draw:text-style-name="P2" xml:id="id6" draw:id="id6" draw:layer="layout" svg:width="1.524cm" svg:height="1.524cm" svg:x="4.673cm" svg:y="13.573cm">
          <text:p text:style-name="P2">f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curve" draw:line-skew="-1.901cm" svg:x1="16.865cm" svg:y1="13.573cm" svg:x2="5.435cm" svg:y2="13.573cm" draw:start-shape="id5" draw:start-glue-point="4" draw:end-shape="id6" draw:end-glue-point="4" svg:d="M16865 13573c0-3621-11430-3621-11430 0" svg:viewBox="0 0 11431 2717">
          <text:p/>
        </draw:connector>
        <draw:connector draw:style-name="gr16" draw:text-style-name="P3" draw:layer="layout" draw:type="curve" draw:line-skew="-0.826cm" svg:x1="12.516cm" svg:y1="13.796cm" svg:x2="5.435cm" svg:y2="13.573cm" draw:start-shape="id4" draw:start-glue-point="5" draw:end-shape="id6" draw:end-glue-point="4" svg:d="M12516 13796c0-2343-7081-2231-7081-223" svg:viewBox="0 0 7082 1744">
          <text:p/>
        </draw:connector>
        <draw:connector draw:style-name="gr17" draw:text-style-name="P3" draw:layer="layout" draw:type="curve" svg:x1="9.245cm" svg:y1="13.573cm" svg:x2="5.435cm" svg:y2="13.573cm" draw:start-shape="id3" draw:start-glue-point="4" draw:end-shape="id6" draw:end-glue-point="4" svg:d="M9245 13573c0-769-3810-769-3810 0" svg:viewBox="0 0 3811 578">
          <text:p/>
        </draw:connector>
        <draw:connector draw:style-name="gr18" draw:text-style-name="P3" draw:layer="layout" draw:type="curve" svg:x1="6.197cm" svg:y1="14.335cm" svg:x2="8.483cm" svg:y2="14.335cm" draw:start-shape="id6" draw:start-glue-point="10" draw:end-shape="id3" draw:end-glue-point="6" svg:d="M6197 14335h2286" svg:viewBox="0 0 2287 1">
          <text:p/>
        </draw:connector>
        <draw:frame draw:style-name="gr12" draw:text-style-name="P6" draw:layer="layout" svg:width="0.807cm" svg:height="0.725cm" svg:x="6.797cm" svg:y="14.372cm">
          <draw:text-box>
            <text:p><text:span text:style-name="T3">A</text:span></text:p>
          </draw:text-box>
        </draw:frame>
        <draw:frame draw:style-name="gr12" draw:text-style-name="P6" draw:layer="layout" svg:width="0.807cm" svg:height="0.725cm" svg:x="7.051cm" svg:y="12.303cm">
          <draw:text-box>
            <text:p><text:span text:style-name="T3">B</text:span></text:p>
          </draw:text-box>
        </draw:frame>
        <draw:frame draw:style-name="gr12" draw:text-style-name="P6" draw:layer="layout" svg:width="0.807cm" svg:height="0.725cm" svg:x="8.575cm" svg:y="11.324cm">
          <draw:text-box>
            <text:p><text:span text:style-name="T3">B</text:span></text:p>
          </draw:text-box>
        </draw:frame>
        <draw:frame draw:style-name="gr12" draw:text-style-name="P6" draw:layer="layout" svg:width="0.807cm" svg:height="0.725cm" svg:x="10.779cm" svg:y="10.144cm">
          <draw:text-box>
            <text:p><text:span text:style-name="T3">B</text:span></text:p>
          </draw:text-box>
        </draw:frame>
        <draw:line draw:style-name="gr19" draw:text-style-name="P3" draw:layer="layout" svg:x1="3.54cm" svg:y1="14.335cm" svg:x2="4.683cm" svg:y2="14.335cm">
          <text:p/>
        </draw:line>
        <draw:frame draw:style-name="gr20" draw:text-style-name="P4" draw:layer="layout" svg:width="1.044cm" svg:height="0.725cm" svg:x="2.396cm" svg:y="13.954cm">
          <draw:text-box>
            <text:p>init</text:p>
          </draw:text-box>
        </draw:frame>
        <draw:connector draw:style-name="gr21" draw:text-style-name="P3" draw:layer="layout" draw:type="curve" draw:line-skew="-0.124cm" svg:x1="13.594cm" svg:y1="14.874cm" svg:x2="12.516cm" svg:y2="14.874cm" draw:start-shape="id4" draw:start-glue-point="9" draw:end-shape="id4" draw:end-glue-point="7" svg:d="M13594 14874c0 919-1078 919-1078 0" svg:viewBox="0 0 1079 690">
          <text:p/>
        </draw:connector>
        <draw:frame draw:style-name="gr12" draw:text-style-name="P6" draw:layer="layout" svg:width="0.807cm" svg:height="0.725cm" svg:x="12.684cm" svg:y="15.642cm">
          <draw:text-box>
            <text:p><text:span text:style-name="T3">C</text:span></text:p>
          </draw:text-box>
        </draw:frame>
      </draw:page>
      <draw:page draw:name="page2" draw:style-name="dp1" draw:master-page-name="Default">
        <draw:custom-shape draw:style-name="gr22" draw:text-style-name="P2" draw:layer="layout" svg:width="1.778cm" svg:height="1.778cm" svg:x="3.54cm" svg:y="4.683cm">
          <text:p text:style-name="P2">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1.778cm" svg:height="1.778cm" svg:x="3.54cm" svg:y="13.827cm">
          <text:p text:style-name="P2">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8" draw:layer="layout" svg:x1="7.096cm" svg:y1="14.716cm" svg:x2="7.096cm" svg:y2="5.572cm">
          <text:p text:style-name="P1"><text:span text:style-name="T5">distance</text:span></text:p>
        </draw:line>
        <draw:line draw:style-name="gr24" draw:text-style-name="P9" draw:layer="layout" svg:x1="4.429cm" svg:y1="13.827cm" svg:x2="4.429cm" svg:y2="10.525cm">
          <text:p text:style-name="P1"><text:span text:style-name="T6">v2</text:span></text:p>
        </draw:line>
        <draw:line draw:style-name="gr24" draw:text-style-name="P9" draw:layer="layout" svg:x1="4.429cm" svg:y1="4.683cm" svg:x2="4.429cm" svg:y2="3.286cm">
          <text:p text:style-name="P1"><text:span text:style-name="T6">v1</text:span></text:p>
        </draw:line>
        <draw:custom-shape draw:style-name="gr22" draw:text-style-name="P2" draw:layer="layout" svg:width="1.778cm" svg:height="1.778cm" svg:x="11.414cm" svg:y="4.683cm">
          <text:p text:style-name="P2">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1.778cm" svg:height="1.778cm" svg:x="11.414cm" svg:y="13.827cm">
          <text:p text:style-name="P2">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8" draw:layer="layout" svg:x1="14.97cm" svg:y1="14.716cm" svg:x2="14.97cm" svg:y2="5.572cm">
          <text:p text:style-name="P1"><text:span text:style-name="T5">distance</text:span></text:p>
        </draw:line>
        <draw:line draw:style-name="gr24" draw:text-style-name="P9" draw:layer="layout" svg:x1="12.303cm" svg:y1="13.827cm" svg:x2="12.303cm" svg:y2="12.176cm">
          <text:p text:style-name="P1"><text:span text:style-name="T6">v2</text:span></text:p>
        </draw:line>
        <draw:line draw:style-name="gr24" draw:text-style-name="P9" draw:layer="layout" svg:x1="12.303cm" svg:y1="4.683cm" svg:x2="12.303cm" svg:y2="1.635cm">
          <text:p text:style-name="P1"><text:span text:style-name="T6">v1</text:span></text:p>
        </draw:line>
        <draw:line draw:style-name="gr25" draw:text-style-name="P3" draw:layer="layout" svg:x1="18.78cm" svg:y1="7.35cm" svg:x2="26.4cm" svg:y2="7.35cm">
          <text:p/>
        </draw:line>
        <draw:line draw:style-name="gr25" draw:text-style-name="P3" draw:layer="layout" svg:x1="18.78cm" svg:y1="7.35cm" svg:x2="18.786cm" svg:y2="2.27cm">
          <text:p/>
        </draw:line>
        <draw:line draw:style-name="gr26" draw:text-style-name="P3" draw:layer="layout" svg:x1="18.78cm" svg:y1="4.81cm" svg:x2="21.32cm" svg:y2="5.826cm">
          <text:p/>
        </draw:line>
        <draw:frame draw:style-name="gr27" draw:text-style-name="P4" draw:layer="layout" svg:width="0.951cm" svg:height="0.725cm" svg:x="17.829cm" svg:y="4.466cm">
          <draw:text-box>
            <text:p>v2</text:p>
          </draw:text-box>
        </draw:frame>
        <draw:frame draw:style-name="gr27" draw:text-style-name="P4" draw:layer="layout" svg:width="0.951cm" svg:height="0.725cm" svg:x="17.829cm" svg:y="3.196cm">
          <draw:text-box>
            <text:p>v1</text:p>
          </draw:text-box>
        </draw:frame>
        <draw:line draw:style-name="gr28" draw:text-style-name="P3" draw:layer="layout" svg:x1="23.86cm" svg:y1="3.54cm" svg:x2="23.86cm" svg:y2="7.35cm">
          <text:p/>
        </draw:line>
        <draw:frame draw:style-name="gr29" draw:text-style-name="P4" draw:layer="layout" svg:width="5.163cm" svg:height="0.725cm" svg:x="18.78cm" svg:y="8.874cm">
          <draw:text-box>
            <text:p>1 + d = (v2 + v1) * n_l / 2</text:p>
          </draw:text-box>
        </draw:frame>
        <draw:line draw:style-name="gr26" draw:text-style-name="P3" draw:layer="layout" svg:x1="21.32cm" svg:y1="5.826cm" svg:x2="23.86cm" svg:y2="3.54cm">
          <text:p/>
        </draw:line>
        <draw:frame draw:style-name="gr30" draw:text-style-name="P4" draw:layer="layout" svg:width="0.739cm" svg:height="0.725cm" svg:x="18.295cm" svg:y="7.35cm">
          <draw:text-box>
            <text:p>0</text:p>
          </draw:text-box>
        </draw:frame>
        <draw:frame draw:style-name="gr31" draw:text-style-name="P4" draw:layer="layout" svg:width="1.069cm" svg:height="0.725cm" svg:x="23.299cm" svg:y="7.35cm">
          <draw:text-box>
            <text:p>n_l</text:p>
          </draw:text-box>
        </draw:frame>
        <draw:line draw:style-name="gr28" draw:text-style-name="P3" draw:layer="layout" svg:x1="21.32cm" svg:y1="5.826cm" svg:x2="18.78cm" svg:y2="5.826cm">
          <text:p/>
        </draw:line>
        <draw:frame draw:style-name="gr30" draw:text-style-name="P4" draw:layer="layout" svg:width="0.739cm" svg:height="0.725cm" svg:x="18.018cm" svg:y="5.445cm">
          <draw:text-box>
            <text:p>h</text:p>
          </draw:text-box>
        </draw:frame>
        <draw:line draw:style-name="gr28" draw:text-style-name="P3" draw:layer="layout" svg:x1="21.32cm" svg:y1="5.826cm" svg:x2="21.32cm" svg:y2="7.35cm">
          <text:p/>
        </draw:line>
        <draw:frame draw:style-name="gr32" draw:text-style-name="P4" draw:layer="layout" svg:width="1.662cm" svg:height="0.725cm" svg:x="20.431cm" svg:y="7.35cm">
          <draw:text-box>
            <text:p>n_l / 2</text:p>
          </draw:text-box>
        </draw:frame>
      </draw:page>
      <draw:page draw:name="page3" draw:style-name="dp1" draw:master-page-name="Default">
        <draw:polygon draw:style-name="gr33" draw:text-style-name="P10" draw:layer="layout" svg:width="5.378cm" svg:height="3.796cm" draw:transform="rotate (0.0830776723949301) translate (18.4999095396511cm 3.98633115634526cm)" svg:viewBox="0 0 5379 3797" draw:points="0,3375 211,844 2658,2067 5379,0 5062,3797">
          <text:p/>
        </draw:polygon>
        <draw:custom-shape draw:style-name="gr34" draw:text-style-name="P1" draw:layer="layout" svg:width="2.794cm" svg:height="1.016cm" svg:x="9.128cm" svg:y="2.016cm">
          <text:p/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8.781cm" svg:y1="7.351cm" svg:x2="25.13cm" svg:y2="7.35cm">
          <text:p/>
        </draw:line>
        <draw:line draw:style-name="gr25" draw:text-style-name="P3" draw:layer="layout" svg:x1="18.781cm" svg:y1="7.351cm" svg:x2="18.787cm" svg:y2="2.271cm">
          <text:p/>
        </draw:line>
        <draw:frame draw:style-name="gr27" draw:text-style-name="P4" draw:layer="layout" svg:width="0.951cm" svg:height="0.725cm" svg:x="17.83cm" svg:y="4.467cm">
          <draw:text-box>
            <text:p>v<text:span text:style-name="T7">0</text:span></text:p>
          </draw:text-box>
        </draw:frame>
        <draw:frame draw:style-name="gr27" draw:text-style-name="P4" draw:layer="layout" svg:width="0.951cm" svg:height="0.725cm" svg:x="17.83cm" svg:y="3.197cm">
          <draw:text-box>
            <text:p>v<text:span text:style-name="T7">1</text:span></text:p>
          </draw:text-box>
        </draw:frame>
        <draw:line draw:style-name="gr28" draw:text-style-name="P3" draw:layer="layout" svg:x1="23.861cm" svg:y1="3.541cm" svg:x2="23.861cm" svg:y2="7.351cm">
          <text:p/>
        </draw:line>
        <draw:frame draw:style-name="gr29" draw:text-style-name="P4" draw:layer="layout" svg:width="5.163cm" svg:height="0.725cm" svg:x="18.781cm" svg:y="8.875cm">
          <draw:text-box>
            <text:p>1 + d = (v2 + v1) * n_l / 2</text:p>
          </draw:text-box>
        </draw:frame>
        <draw:frame draw:style-name="gr30" draw:text-style-name="P4" draw:layer="layout" svg:width="0.739cm" svg:height="0.725cm" svg:x="18.296cm" svg:y="7.451cm">
          <draw:text-box>
            <text:p>0</text:p>
          </draw:text-box>
        </draw:frame>
        <draw:line draw:style-name="gr28" draw:text-style-name="P3" draw:layer="layout" svg:x1="21.321cm" svg:y1="5.827cm" svg:x2="18.781cm" svg:y2="5.827cm">
          <text:p/>
        </draw:line>
        <draw:frame draw:style-name="gr30" draw:text-style-name="P4" draw:layer="layout" svg:width="0.739cm" svg:height="0.725cm" svg:x="17.891cm" svg:y="5.445cm">
          <draw:text-box>
            <text:p>h</text:p>
          </draw:text-box>
        </draw:frame>
        <draw:line draw:style-name="gr28" draw:text-style-name="P3" draw:layer="layout" svg:x1="21.321cm" svg:y1="5.827cm" svg:x2="21.321cm" svg:y2="7.351cm">
          <text:p/>
        </draw:line>
        <draw:frame draw:style-name="gr35" draw:text-style-name="P4" draw:layer="layout" svg:width="1.645cm" svg:height="0.725cm" svg:x="20.647cm" svg:y="7.477cm">
          <draw:text-box>
            <text:p>n<text:span text:style-name="T7">L </text:span><text:span text:style-name="T4">/2</text:span></text:p>
          </draw:text-box>
        </draw:frame>
        <draw:path draw:style-name="gr36" draw:text-style-name="P10" draw:layer="layout" svg:width="5.659cm" svg:height="5.559cm" draw:transform="rotate (-0.380481776934764) translate (4.72905334006482cm 1.83715456760053cm)" svg:viewBox="0 0 5660 5560" svg:d="M5660 3674c0 0-4696 1878-4717 1886l-943-2358c991-943 2736 2052 2830 236s-236-4009 1415-3302z">
          <text:p/>
        </draw:path>
        <draw:frame draw:style-name="gr27" draw:text-style-name="P4" draw:layer="layout" svg:width="0.951cm" svg:height="0.725cm" svg:x="2.589cm" svg:y="4.469cm">
          <draw:text-box>
            <text:p>v<text:span text:style-name="T7">0</text:span></text:p>
          </draw:text-box>
        </draw:frame>
        <draw:frame draw:style-name="gr30" draw:text-style-name="P4" draw:layer="layout" svg:width="0.739cm" svg:height="0.725cm" svg:x="3.055cm" svg:y="7.353cm">
          <draw:text-box>
            <text:p>0</text:p>
          </draw:text-box>
        </draw:frame>
        <draw:frame draw:style-name="gr37" draw:text-style-name="P4" draw:layer="layout" svg:width="0.942cm" svg:height="0.725cm" svg:x="8.186cm" svg:y="7.387cm">
          <draw:text-box>
            <text:p><text:span text:style-name="T4">t</text:span><text:span text:style-name="T7">L</text:span></text:p>
          </draw:text-box>
        </draw:frame>
        <draw:frame draw:style-name="gr38" draw:text-style-name="P4" draw:layer="layout" svg:width="1.963cm" svg:height="0.725cm" svg:x="2.524cm" svg:y="1.545cm">
          <draw:text-box>
            <text:p>Velocity</text:p>
          </draw:text-box>
        </draw:frame>
        <draw:frame draw:style-name="gr39" draw:text-style-name="P4" draw:layer="layout" svg:width="1.425cm" svg:height="0.725cm" svg:x="9.89cm" svg:y="6.969cm">
          <draw:text-box>
            <text:p>Time</text:p>
          </draw:text-box>
        </draw:frame>
        <draw:path draw:style-name="gr40" draw:text-style-name="P11" draw:layer="layout" svg:width="4.244cm" svg:height="4.034cm" draw:transform="rotate (-0.380481776934764) translate (4.72905334006481cm 1.83915456760053cm)" svg:viewBox="0 0 4245 4035" svg:d="M0 3202c991-943 2736 2052 2830 236s-236-4009 1415-3302">
          <text:p/>
        </draw:path>
        <draw:line draw:style-name="gr25" draw:text-style-name="P3" draw:layer="layout" svg:x1="3.54cm" svg:y1="7.353cm" svg:x2="9.89cm" svg:y2="7.35cm">
          <text:p/>
        </draw:line>
        <draw:line draw:style-name="gr25" draw:text-style-name="P3" draw:layer="layout" svg:x1="3.54cm" svg:y1="7.353cm" svg:x2="3.546cm" svg:y2="2.273cm">
          <text:p/>
        </draw:line>
        <draw:frame draw:style-name="gr41" draw:text-style-name="P12" draw:layer="layout" svg:width="0.891cm" svg:height="0.962cm" svg:x="5.826cm" svg:y="6.134cm">
          <draw:text-box>
            <text:p><text:span text:style-name="T8">d</text:span></text:p>
          </draw:text-box>
        </draw:frame>
        <draw:frame draw:style-name="gr27" draw:text-style-name="P4" draw:layer="layout" svg:width="0.951cm" svg:height="0.725cm" svg:x="2.589cm" svg:y="3.159cm">
          <draw:text-box>
            <text:p>v<text:span text:style-name="T7">1</text:span></text:p>
          </draw:text-box>
        </draw:frame>
        <draw:line draw:style-name="gr28" draw:text-style-name="P3" draw:layer="layout" svg:x1="8.62cm" svg:y1="3.54cm" svg:x2="3.54cm" svg:y2="3.54cm">
          <text:p/>
        </draw:line>
        <draw:line draw:style-name="gr42" draw:text-style-name="P3" draw:layer="layout" svg:x1="3.413cm" svg:y1="3.54cm" svg:x2="3.54cm" svg:y2="3.54cm">
          <text:p/>
        </draw:line>
        <draw:line draw:style-name="gr42" draw:text-style-name="P3" draw:layer="layout" svg:x1="3.413cm" svg:y1="4.81cm" svg:x2="3.54cm" svg:y2="4.81cm">
          <text:p/>
        </draw:line>
        <draw:line draw:style-name="gr42" draw:text-style-name="P3" draw:layer="layout" svg:x1="8.62cm" svg:y1="7.477cm" svg:x2="8.62cm" svg:y2="7.35cm">
          <text:p/>
        </draw:line>
        <draw:line draw:style-name="gr28" draw:text-style-name="P3" draw:layer="layout" svg:x1="23.86cm" svg:y1="3.54cm" svg:x2="18.78cm" svg:y2="3.54cm">
          <text:p/>
        </draw:line>
        <draw:line draw:style-name="gr42" draw:text-style-name="P3" draw:layer="layout" svg:x1="18.653cm" svg:y1="3.54cm" svg:x2="18.78cm" svg:y2="3.54cm">
          <text:p/>
        </draw:line>
        <draw:line draw:style-name="gr42" draw:text-style-name="P3" draw:layer="layout" svg:x1="18.653cm" svg:y1="4.81cm" svg:x2="18.78cm" svg:y2="4.81cm">
          <text:p/>
        </draw:line>
        <draw:line draw:style-name="gr42" draw:text-style-name="P3" draw:layer="layout" svg:x1="23.86cm" svg:y1="7.477cm" svg:x2="23.86cm" svg:y2="7.35cm">
          <text:p/>
        </draw:line>
        <draw:line draw:style-name="gr42" draw:text-style-name="P3" draw:layer="layout" svg:x1="18.653cm" svg:y1="5.826cm" svg:x2="18.78cm" svg:y2="5.826cm">
          <text:p/>
        </draw:line>
        <draw:line draw:style-name="gr42" draw:text-style-name="P3" draw:layer="layout" svg:x1="21.32cm" svg:y1="7.477cm" svg:x2="21.32cm" svg:y2="7.35cm">
          <text:p/>
        </draw:line>
        <draw:frame draw:style-name="gr38" draw:text-style-name="P4" draw:layer="layout" svg:width="1.963cm" svg:height="0.725cm" svg:x="17.725cm" svg:y="1.546cm">
          <draw:text-box>
            <text:p>Velocity</text:p>
          </draw:text-box>
        </draw:frame>
        <draw:frame draw:style-name="gr39" draw:text-style-name="P4" draw:layer="layout" svg:width="1.425cm" svg:height="0.725cm" svg:x="25.091cm" svg:y="6.97cm">
          <draw:text-box>
            <text:p>Time</text:p>
          </draw:text-box>
        </draw:frame>
        <draw:frame draw:style-name="gr37" draw:text-style-name="P4" draw:layer="layout" svg:width="0.942cm" svg:height="0.725cm" svg:x="23.426cm" svg:y="7.45cm">
          <draw:text-box>
            <text:p>n<text:span text:style-name="T7">L</text:span></text:p>
          </draw:text-box>
        </draw:frame>
        <draw:line draw:style-name="gr26" draw:text-style-name="P3" draw:layer="layout" svg:x1="18.781cm" svg:y1="4.811cm" svg:x2="21.321cm" svg:y2="5.827cm">
          <text:p/>
        </draw:line>
        <draw:line draw:style-name="gr26" draw:text-style-name="P3" draw:layer="layout" svg:x1="21.321cm" svg:y1="5.827cm" svg:x2="23.861cm" svg:y2="3.541cm">
          <text:p/>
        </draw:line>
        <draw:line draw:style-name="gr43" draw:text-style-name="P3" draw:layer="layout" svg:x1="9.636cm" svg:y1="2.524cm" svg:x2="10.525cm" svg:y2="2.524cm">
          <text:p/>
        </draw:line>
        <draw:frame draw:style-name="gr44" draw:text-style-name="P4" draw:layer="layout" svg:width="0.849cm" svg:height="0.725cm" svg:x="10.652cm" svg:y="2.143cm">
          <draw:text-box>
            <text:p>v<text:span text:style-name="T7">2</text:span></text:p>
          </draw:text-box>
        </draw:frame>
        <draw:custom-shape draw:style-name="gr34" draw:text-style-name="P1" draw:layer="layout" svg:width="2.794cm" svg:height="1.016cm" svg:x="24.368cm" svg:y="2.016cm">
          <text:p/>
          <draw:enhanced-geometry svg:viewBox="0 0 21600 21600" draw:type="rectangle" draw:enhanced-path="M 0 0 L 21600 0 21600 21600 0 21600 0 0 Z N"/>
        </draw:custom-shape>
        <draw:frame draw:style-name="gr44" draw:text-style-name="P4" draw:layer="layout" svg:width="0.849cm" svg:height="0.725cm" svg:x="25.892cm" svg:y="2.143cm">
          <draw:text-box>
            <text:p>v<text:span text:style-name="T7">2</text:span></text:p>
          </draw:text-box>
        </draw:frame>
        <draw:line draw:style-name="gr26" draw:text-style-name="P3" draw:layer="layout" svg:x1="24.876cm" svg:y1="2.524cm" svg:x2="25.638cm" svg:y2="2.524cm">
          <text:p/>
        </draw:line>
        <draw:frame draw:style-name="gr41" draw:text-style-name="P12" draw:layer="layout" svg:width="0.891cm" svg:height="0.962cm" svg:x="21.723cm" svg:y="6.134cm">
          <draw:text-box>
            <text:p><text:span text:style-name="T8">d</text:span></text:p>
          </draw:text-box>
        </draw:frame>
        <draw:polygon draw:style-name="gr33" draw:text-style-name="P10" draw:layer="layout" svg:width="5.378cm" svg:height="5.102cm" draw:transform="rotate (0.0830776723949301) translate (3.25990953965109cm 14.1483311563453cm)" svg:viewBox="0 0 5379 5103" draw:points="0,3375 211,844 2405,5103 5379,0 5062,3797">
          <text:p/>
        </draw:polygon>
        <draw:line draw:style-name="gr25" draw:text-style-name="P3" draw:layer="layout" svg:x1="3.541cm" svg:y1="17.513cm" svg:x2="9.89cm" svg:y2="17.512cm">
          <text:p/>
        </draw:line>
        <draw:line draw:style-name="gr25" draw:text-style-name="P3" draw:layer="layout" svg:x1="3.54cm" svg:y1="20cm" svg:x2="3.547cm" svg:y2="12.433cm">
          <text:p/>
        </draw:line>
        <draw:frame draw:style-name="gr27" draw:text-style-name="P4" draw:layer="layout" svg:width="0.951cm" svg:height="0.725cm" svg:x="2.59cm" svg:y="14.629cm">
          <draw:text-box>
            <text:p>v<text:span text:style-name="T7">0</text:span></text:p>
          </draw:text-box>
        </draw:frame>
        <draw:frame draw:style-name="gr27" draw:text-style-name="P4" draw:layer="layout" svg:width="0.951cm" svg:height="0.725cm" svg:x="2.59cm" svg:y="13.359cm">
          <draw:text-box>
            <text:p>v<text:span text:style-name="T7">1</text:span></text:p>
          </draw:text-box>
        </draw:frame>
        <draw:line draw:style-name="gr28" draw:text-style-name="P3" draw:layer="layout" svg:x1="8.621cm" svg:y1="13.703cm" svg:x2="8.621cm" svg:y2="17.513cm">
          <text:p/>
        </draw:line>
        <draw:frame draw:style-name="gr30" draw:text-style-name="P4" draw:layer="layout" svg:width="0.739cm" svg:height="0.725cm" svg:x="2.801cm" svg:y="17.129cm">
          <draw:text-box>
            <text:p>0</text:p>
          </draw:text-box>
        </draw:frame>
        <draw:line draw:style-name="gr28" draw:text-style-name="P3" draw:layer="layout" svg:x1="6.08cm" svg:y1="19.035cm" svg:x2="3.54cm" svg:y2="19.035cm">
          <text:p/>
        </draw:line>
        <draw:frame draw:style-name="gr30" draw:text-style-name="P4" draw:layer="layout" svg:width="0.739cm" svg:height="0.725cm" svg:x="2.778cm" svg:y="18.653cm">
          <draw:text-box>
            <text:p>h</text:p>
          </draw:text-box>
        </draw:frame>
        <draw:line draw:style-name="gr28" draw:text-style-name="P3" draw:layer="layout" svg:x1="6.08cm" svg:y1="17.51cm" svg:x2="6.08cm" svg:y2="19.034cm">
          <text:p/>
        </draw:line>
        <draw:frame draw:style-name="gr35" draw:text-style-name="P4" draw:layer="layout" svg:width="1.645cm" svg:height="0.725cm" svg:x="5.445cm" svg:y="16.748cm">
          <draw:text-box>
            <text:p>n<text:span text:style-name="T7">L </text:span><text:span text:style-name="T4">/2</text:span></text:p>
          </draw:text-box>
        </draw:frame>
        <draw:line draw:style-name="gr28" draw:text-style-name="P3" draw:layer="layout" svg:x1="8.62cm" svg:y1="13.702cm" svg:x2="3.54cm" svg:y2="13.702cm">
          <text:p/>
        </draw:line>
        <draw:line draw:style-name="gr42" draw:text-style-name="P3" draw:layer="layout" svg:x1="3.413cm" svg:y1="13.702cm" svg:x2="3.54cm" svg:y2="13.702cm">
          <text:p/>
        </draw:line>
        <draw:line draw:style-name="gr42" draw:text-style-name="P3" draw:layer="layout" svg:x1="3.413cm" svg:y1="14.972cm" svg:x2="3.54cm" svg:y2="14.972cm">
          <text:p/>
        </draw:line>
        <draw:line draw:style-name="gr42" draw:text-style-name="P3" draw:layer="layout" svg:x1="8.62cm" svg:y1="17.639cm" svg:x2="8.62cm" svg:y2="17.512cm">
          <text:p/>
        </draw:line>
        <draw:line draw:style-name="gr42" draw:text-style-name="P3" draw:layer="layout" svg:x1="3.412cm" svg:y1="19.034cm" svg:x2="3.539cm" svg:y2="19.034cm">
          <text:p/>
        </draw:line>
        <draw:line draw:style-name="gr42" draw:text-style-name="P3" draw:layer="layout" svg:x1="6.08cm" svg:y1="17.383cm" svg:x2="6.08cm" svg:y2="17.512cm">
          <text:p/>
        </draw:line>
        <draw:frame draw:style-name="gr38" draw:text-style-name="P4" draw:layer="layout" svg:width="1.963cm" svg:height="0.725cm" svg:x="2.485cm" svg:y="11.708cm">
          <draw:text-box>
            <text:p>Velocity</text:p>
          </draw:text-box>
        </draw:frame>
        <draw:frame draw:style-name="gr39" draw:text-style-name="P4" draw:layer="layout" svg:width="1.425cm" svg:height="0.725cm" svg:x="9.851cm" svg:y="17.132cm">
          <draw:text-box>
            <text:p>Time</text:p>
          </draw:text-box>
        </draw:frame>
        <draw:frame draw:style-name="gr37" draw:text-style-name="P4" draw:layer="layout" svg:width="0.942cm" svg:height="0.725cm" svg:x="8.186cm" svg:y="17.612cm">
          <draw:text-box>
            <text:p>n<text:span text:style-name="T7">L</text:span></text:p>
          </draw:text-box>
        </draw:frame>
        <draw:line draw:style-name="gr26" draw:text-style-name="P3" draw:layer="layout" svg:x1="3.541cm" svg:y1="14.973cm" svg:x2="6.08cm" svg:y2="19.034cm">
          <text:p/>
        </draw:line>
        <draw:line draw:style-name="gr26" draw:text-style-name="P3" draw:layer="layout" svg:x1="6.08cm" svg:y1="19.034cm" svg:x2="8.621cm" svg:y2="13.703cm">
          <text:p/>
        </draw:line>
        <draw:custom-shape draw:style-name="gr34" draw:text-style-name="P1" draw:layer="layout" svg:width="2.794cm" svg:height="1.016cm" svg:x="9.128cm" svg:y="12.178cm">
          <text:p/>
          <draw:enhanced-geometry svg:viewBox="0 0 21600 21600" draw:type="rectangle" draw:enhanced-path="M 0 0 L 21600 0 21600 21600 0 21600 0 0 Z N"/>
        </draw:custom-shape>
        <draw:frame draw:style-name="gr44" draw:text-style-name="P4" draw:layer="layout" svg:width="0.849cm" svg:height="0.725cm" svg:x="10.652cm" svg:y="12.305cm">
          <draw:text-box>
            <text:p>v<text:span text:style-name="T7">2</text:span></text:p>
          </draw:text-box>
        </draw:frame>
        <draw:line draw:style-name="gr26" draw:text-style-name="P3" draw:layer="layout" svg:x1="9.636cm" svg:y1="12.686cm" svg:x2="10.398cm" svg:y2="12.686cm">
          <text:p/>
        </draw:line>
      </draw:page>
      <draw:page draw:name="page4" draw:style-name="dp1" draw:master-page-name="Default">
        <draw:line draw:style-name="gr45" draw:text-style-name="P3" draw:layer="layout" svg:x1="11.023cm" svg:y1="13.7cm" svg:x2="13.563cm" svg:y2="13.7cm">
          <text:p/>
        </draw:line>
        <draw:line draw:style-name="gr46" draw:text-style-name="P13" draw:layer="layout" svg:x1="14.833cm" svg:y1="12.43cm" svg:x2="16.23cm" svg:y2="12.43cm">
          <text:p/>
        </draw:line>
        <draw:line draw:style-name="gr47" draw:text-style-name="P3" draw:layer="layout" svg:x1="2.27cm" svg:y1="14.97cm" svg:x2="26.39cm" svg:y2="14.97cm">
          <text:p/>
        </draw:line>
        <draw:line draw:style-name="gr48" draw:text-style-name="P3" draw:layer="layout" svg:x1="11.15cm" svg:y1="14.97cm" svg:x2="11.15cm" svg:y2="13.827cm">
          <text:p/>
        </draw:line>
        <draw:line draw:style-name="gr49" draw:text-style-name="P13" draw:layer="layout" svg:x1="14.96cm" svg:y1="12.557cm" svg:x2="14.96cm" svg:y2="14.97cm">
          <text:p/>
        </draw:line>
        <draw:frame draw:style-name="gr50" draw:text-style-name="P14" draw:layer="layout" svg:width="0.874cm" svg:height="0.725cm" svg:x="10.657cm" svg:y="15.007cm">
          <draw:text-box>
            <text:p><text:span text:style-name="T9">p</text:span><text:span text:style-name="T10">0</text:span></text:p>
          </draw:text-box>
        </draw:frame>
        <draw:frame draw:style-name="gr50" draw:text-style-name="P15" draw:layer="layout" svg:width="0.874cm" svg:height="0.725cm" svg:x="14.579cm" svg:y="14.97cm">
          <draw:text-box>
            <text:p><text:span text:style-name="T11">p</text:span><text:span text:style-name="T12">1</text:span></text:p>
          </draw:text-box>
        </draw:frame>
        <draw:frame draw:style-name="gr51" draw:text-style-name="P15" draw:layer="layout" svg:width="0.849cm" svg:height="0.725cm" svg:x="15cm" svg:y="11.705cm">
          <draw:text-box>
            <text:p><text:span text:style-name="T11">v</text:span><text:span text:style-name="T12">1</text:span></text:p>
          </draw:text-box>
        </draw:frame>
        <draw:frame draw:style-name="gr44" draw:text-style-name="P14" draw:layer="layout" svg:width="0.849cm" svg:height="0.725cm" svg:x="11.825cm" svg:y="12.938cm">
          <draw:text-box>
            <text:p><text:span text:style-name="T9">v</text:span><text:span text:style-name="T10">0</text:span></text:p>
          </draw:text-box>
        </draw:frame>
        <draw:frame draw:style-name="gr52" draw:text-style-name="P4" draw:layer="layout" svg:width="1.709cm" svg:height="0.725cm" svg:x="26.39cm" svg:y="14.589cm">
          <draw:text-box>
            <text:p>Phase</text:p>
          </draw:text-box>
        </draw:frame>
        <draw:line draw:style-name="gr45" draw:text-style-name="P3" draw:layer="layout" svg:x1="18.643cm" svg:y1="13.7cm" svg:x2="21.183cm" svg:y2="13.7cm">
          <text:p/>
        </draw:line>
        <draw:line draw:style-name="gr46" draw:text-style-name="P13" draw:layer="layout" svg:x1="22.453cm" svg:y1="12.43cm" svg:x2="23.85cm" svg:y2="12.43cm">
          <text:p/>
        </draw:line>
        <draw:line draw:style-name="gr48" draw:text-style-name="P3" draw:layer="layout" svg:x1="18.77cm" svg:y1="14.97cm" svg:x2="18.77cm" svg:y2="13.827cm">
          <text:p/>
        </draw:line>
        <draw:line draw:style-name="gr49" draw:text-style-name="P13" draw:layer="layout" svg:x1="22.58cm" svg:y1="12.557cm" svg:x2="22.58cm" svg:y2="14.97cm">
          <text:p/>
        </draw:line>
        <draw:frame draw:style-name="gr53" draw:text-style-name="P15" draw:layer="layout" svg:width="1.651cm" svg:height="0.762cm" svg:x="21.818cm" svg:y="14.97cm">
          <draw:text-box>
            <text:p><text:span text:style-name="T11">p</text:span><text:span text:style-name="T12">1 </text:span><text:span text:style-name="T13">+ 1</text:span></text:p>
          </draw:text-box>
        </draw:frame>
        <draw:frame draw:style-name="gr54" draw:text-style-name="P15" draw:layer="layout" svg:width="0.849cm" svg:height="0.725cm" svg:x="22.62cm" svg:y="11.705cm">
          <draw:text-box>
            <text:p><text:span text:style-name="T11">v</text:span><text:span text:style-name="T12">1</text:span></text:p>
          </draw:text-box>
        </draw:frame>
        <draw:frame draw:style-name="gr55" draw:text-style-name="P14" draw:layer="layout" svg:width="0.849cm" svg:height="0.725cm" svg:x="19.445cm" svg:y="12.975cm">
          <draw:text-box>
            <text:p><text:span text:style-name="T9">v</text:span><text:span text:style-name="T10">0</text:span></text:p>
          </draw:text-box>
        </draw:frame>
        <draw:frame draw:style-name="gr56" draw:text-style-name="P14" draw:layer="layout" svg:width="1.636cm" svg:height="0.725cm" svg:x="18.023cm" svg:y="15.007cm">
          <draw:text-box>
            <text:p><text:span text:style-name="T9">p</text:span><text:span text:style-name="T10">0 </text:span><text:span text:style-name="T14">+ 1</text:span></text:p>
          </draw:text-box>
        </draw:frame>
        <draw:line draw:style-name="gr42" draw:text-style-name="P3" draw:layer="layout" svg:x1="9.88cm" svg:y1="14.87cm" svg:x2="9.88cm" svg:y2="15.124cm">
          <text:p/>
        </draw:line>
        <draw:line draw:style-name="gr42" draw:text-style-name="P3" draw:layer="layout" svg:x1="17.5cm" svg:y1="14.87cm" svg:x2="17.5cm" svg:y2="15.124cm">
          <text:p/>
        </draw:line>
        <draw:line draw:style-name="gr42" draw:text-style-name="P3" draw:layer="layout" svg:x1="25.12cm" svg:y1="14.87cm" svg:x2="25.12cm" svg:y2="15.124cm">
          <text:p/>
        </draw:line>
        <draw:frame draw:style-name="gr30" draw:text-style-name="P4" draw:layer="layout" svg:width="0.739cm" svg:height="0.725cm" svg:x="9.522cm" svg:y="15.097cm">
          <draw:text-box>
            <text:p>0</text:p>
          </draw:text-box>
        </draw:frame>
        <draw:frame draw:style-name="gr30" draw:text-style-name="P4" draw:layer="layout" svg:width="0.739cm" svg:height="0.725cm" svg:x="17.142cm" svg:y="15.134cm">
          <draw:text-box>
            <text:p>1</text:p>
          </draw:text-box>
        </draw:frame>
        <draw:frame draw:style-name="gr30" draw:text-style-name="P4" draw:layer="layout" svg:width="0.739cm" svg:height="0.725cm" svg:x="24.762cm" svg:y="15.134cm">
          <draw:text-box>
            <text:p>2</text:p>
          </draw:text-box>
        </draw:frame>
        <draw:line draw:style-name="gr42" draw:text-style-name="P3" draw:layer="layout" svg:x1="2.27cm" svg:y1="14.843cm" svg:x2="2.27cm" svg:y2="15.097cm">
          <text:p/>
        </draw:line>
        <draw:frame draw:style-name="gr57" draw:text-style-name="P4" draw:layer="layout" svg:width="0.879cm" svg:height="0.725cm" svg:x="1.889cm" svg:y="15.097cm">
          <draw:text-box>
            <text:p>-1</text:p>
          </draw:text-box>
        </draw:frame>
        <draw:line draw:style-name="gr45" draw:text-style-name="P3" draw:layer="layout" svg:x1="3.413cm" svg:y1="13.7cm" svg:x2="5.953cm" svg:y2="13.7cm">
          <text:p/>
        </draw:line>
        <draw:line draw:style-name="gr46" draw:text-style-name="P13" draw:layer="layout" svg:x1="7.223cm" svg:y1="12.43cm" svg:x2="8.62cm" svg:y2="12.43cm">
          <text:p/>
        </draw:line>
        <draw:line draw:style-name="gr48" draw:text-style-name="P3" draw:layer="layout" svg:x1="3.54cm" svg:y1="14.97cm" svg:x2="3.54cm" svg:y2="13.827cm">
          <text:p/>
        </draw:line>
        <draw:line draw:style-name="gr49" draw:text-style-name="P13" draw:layer="layout" svg:x1="7.35cm" svg:y1="12.557cm" svg:x2="7.35cm" svg:y2="14.97cm">
          <text:p/>
        </draw:line>
        <draw:frame draw:style-name="gr53" draw:text-style-name="P15" draw:layer="layout" svg:width="1.651cm" svg:height="0.762cm" svg:x="6.619cm" svg:y="14.971cm">
          <draw:text-box>
            <text:p><text:span text:style-name="T11">p</text:span><text:span text:style-name="T12">1 </text:span><text:span text:style-name="T13">- 1</text:span></text:p>
          </draw:text-box>
        </draw:frame>
        <draw:frame draw:style-name="gr54" draw:text-style-name="P15" draw:layer="layout" svg:width="0.849cm" svg:height="0.725cm" svg:x="7.421cm" svg:y="11.706cm">
          <draw:text-box>
            <text:p><text:span text:style-name="T11">v</text:span><text:span text:style-name="T12">1</text:span></text:p>
          </draw:text-box>
        </draw:frame>
        <draw:frame draw:style-name="gr55" draw:text-style-name="P14" draw:layer="layout" svg:width="0.849cm" svg:height="0.725cm" svg:x="4.246cm" svg:y="12.976cm">
          <draw:text-box>
            <text:p><text:span text:style-name="T9">v</text:span><text:span text:style-name="T10">0</text:span></text:p>
          </draw:text-box>
        </draw:frame>
        <draw:frame draw:style-name="gr56" draw:text-style-name="P14" draw:layer="layout" svg:width="1.636cm" svg:height="0.725cm" svg:x="2.824cm" svg:y="15.008cm">
          <draw:text-box>
            <text:p><text:span text:style-name="T9">p</text:span><text:span text:style-name="T10">0 </text:span><text:span text:style-name="T14">- 1</text:span></text:p>
          </draw:text-box>
        </draw:frame>
        <draw:line draw:style-name="gr58" draw:text-style-name="P3" draw:layer="layout" svg:x1="9.89cm" svg:y1="11.16cm" svg:x2="9.89cm" svg:y2="14.97cm">
          <text:p/>
        </draw:line>
        <draw:line draw:style-name="gr58" draw:text-style-name="P3" draw:layer="layout" svg:x1="17.51cm" svg:y1="11.16cm" svg:x2="17.51cm" svg:y2="14.9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 Medium1" svg:font-family="'Noto Sans CJK JP Medium'" style:font-adornments="Regular" style:font-family-generic="swiss" style:font-pitch="variable"/>
    <style:font-face style:name="Arial5" svg:font-family="Arial" style:font-family-generic="system" style:font-pitch="variable"/>
    <style:font-face style:name="Arial4" svg:font-family="Arial" style:font-adornments="Regula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2" draw:display-name="Arrowheads 2" svg:viewBox="0 0 20 20" svg:d="M0 20l10-20 10 20z"/>
    <draw:marker draw:name="Arrowheads_20_22" draw:display-name="Arrowheads 22" svg:viewBox="0 0 1131 1580" svg:d="M1013 1491l118 89-567-1580-564 1580 114-85 136-68 148-46 161-17 161 13 153 46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style-name-asian="Regular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Arial" fo:font-family="Arial" style:font-style-name="Regular" style:font-family-generic="swiss" style:font-pitch="variable" fo:font-size="12pt" style:font-name-asian="Arial" style:font-family-asian="Arial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Arial" fo:font-family="Arial" style:font-style-name="Regular" style:font-family-generic="swiss" style:font-pitch="variable" fo:font-size="12pt" style:font-name-asian="Arial" style:font-family-asian="Arial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18T11:22:40.537000000</meta:creation-date>
    <meta:editing-duration>PT5H3M40S</meta:editing-duration>
    <meta:editing-cycles>125</meta:editing-cycles>
    <meta:generator>LibreOffice/7.1.2.2$Windows_X86_64 LibreOffice_project/8a45595d069ef5570103caea1b71cc9d82b2aae4</meta:generator>
    <dc:title>A4_Landscape</dc:title>
    <dc:date>2021-05-09T19:42:08.849000000</dc:date>
    <meta:document-statistic meta:object-count="162"/>
    <meta:template xlink:type="simple" xlink:actuate="onRequest" xlink:title="A4_Landscape" xlink:href="../../../../../AppData/Roaming/LibreOffice/4/user/template/A4_Landscape.otg" meta:date="2021-04-18T11:22:39.754000000"/>
  </office:meta>
</office:document-meta>
</file>